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imSun" fo:font-size="9pt" officeooo:rsid="000c7ba8" officeooo:paragraph-rsid="000c7ba8" style:font-size-asian="9pt" style:font-size-complex="9pt"/>
    </style:style>
    <style:style style:name="P2" style:family="paragraph" style:parent-style-name="Standard">
      <style:text-properties style:font-name="SimSun" fo:font-size="9pt" officeooo:rsid="000e0e77" officeooo:paragraph-rsid="000e0e77" style:font-size-asian="9pt" style:font-size-complex="9pt"/>
    </style:style>
    <style:style style:name="P3" style:family="paragraph" style:parent-style-name="Standard">
      <style:text-properties style:font-name="SimSun" fo:font-size="9pt" fo:font-weight="bold" officeooo:rsid="000c7ba8" officeooo:paragraph-rsid="000c7ba8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SimSun" fo:font-size="9pt" fo:font-weight="bold" officeooo:rsid="000e0e77" officeooo:paragraph-rsid="000e0e77" style:font-size-asian="9pt" style:font-weight-asian="bold" style:font-size-complex="9pt" style:font-weight-complex="bold"/>
    </style:style>
    <style:style style:name="P5" style:family="paragraph" style:parent-style-name="Standard">
      <style:paragraph-properties fo:break-before="column"/>
      <style:text-properties style:font-name="SimSun" fo:font-size="9pt" officeooo:rsid="000c7ba8" officeooo:paragraph-rsid="000c7ba8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QUALITY PERSPECTIVE]</text:p>
      <text:p text:style-name="P2">Transcendental: delights user.</text:p>
      <text:p text:style-name="P2">User: meets needs.</text:p>
      <text:p text:style-name="P2">Manufacturing: standard compliance.</text:p>
      <text:p text:style-name="P2">Product: inherent intrinsic value.</text:p>
      <text:p text:style-name="P2">Valued-based: customer pays for s/w.</text:p>
      <text:p text:style-name="P2"/>
      <text:p text:style-name="P4">[QUALITY CHARACTERISTICS]</text:p>
      <text:p text:style-name="P2">Functionally:&gt; Suitable, Accuracy, Interoperable, Security</text:p>
      <text:p text:style-name="P2">Reliability:&gt; Maturity, Fault tolerance, Recoverable</text:p>
      <text:p text:style-name="P2">Usability:&gt; Understandable, Learn-able, Operable</text:p>
      <text:p text:style-name="P2">Efficiency:&gt; Time behaviour, Resources behaviour</text:p>
      <text:p text:style-name="P2">Maintainable:&gt; Analysable, Changeable, Stable, Testable</text:p>
      <text:p text:style-name="P2">Portability:&gt; Adaptable, Installable, Conformance, Replaceable</text:p>
      <text:p text:style-name="P2"/>
      <text:p text:style-name="P4">[DEFINITIONS: ERROR, FAULT, FAILURE, &amp; DEFECT]</text:p>
      <text:p text:style-name="P2">Key to correctness aspect of s/w quality is concept of defect, failure, fault &amp; error. The term "defect" generally refers to some problem with s/w, either with its external behaviour or with its internal characteristics.</text:p>
      <text:p text:style-name="P2">Failure: Cannot perform function.</text:p>
      <text:p text:style-name="P2">Fault: Incorrect o/p.</text:p>
      <text:p text:style-name="P2">Error: Human action that produces incorrect result.</text:p>
      <text:p text:style-name="P2"/>
      <text:p text:style-name="P4">[QA ALTERNATIVES]</text:p>
      <text:p text:style-name="P2">Defect prevention through error blocking or error source removal.</text:p>
      <text:p text:style-name="P2">Defect reduction through fault detection &amp; removal.</text:p>
      <text:p text:style-name="P2">Defect containment through failure prevention &amp; containment.</text:p>
      <text:p text:style-name="P2"/>
      <text:p text:style-name="P4">[QUALITY ENGINEERING: ACTIVITES &amp; PROCESS]</text:p>
      <text:p text:style-name="P2">Pre-QA -&gt; set quality goals, select QA activities</text:p>
      <text:p text:style-name="P2">In-QA -&gt; execute QA activities, follow up &amp; get issues fixed.</text:p>
      <text:p text:style-name="P2">Post-QA -&gt; quality measurement, assess, improve.</text:p>
      <text:p text:style-name="P2"/>
      <text:p text:style-name="P4">[IMPORTANCE OF TESTING]</text:p>
      <text:p text:style-name="P2">&gt; b/c proper testing reduces overall dev cost, time, budget &amp; effort for a system dev process.</text:p>
      <text:p text:style-name="P2">&gt; b/c req specification are unambiguous, complete, reasonably detailed, progressive, consistent, attainable &amp; testable.</text:p>
      <text:p text:style-name="P2">&gt; b/c it provides clear error manages.</text:p>
      <text:p text:style-name="P2">&gt; b/c inputs are easier &amp; outputs are more flexible.</text:p>
      <text:p text:style-name="P2">&gt; b/c all/most of functionality has been provided in s/w, &amp; testing strategy is applied for specification level to data base construction level.</text:p>
      <text:p text:style-name="P2">&gt; b/c of acceptances of users for s/w.</text:p>
      <text:p text:style-name="P2">&gt; b/c without testing it is impossible to diagnose errors.</text:p>
      <text:p text:style-name="P2">&gt; so that each module has no defects.</text:p>
      <text:p text:style-name="P2">&gt; so that increase customer satisfaction, user approachability &amp; confidence that correct output will be achieved.</text:p>
      <text:p text:style-name="P2">&gt; so that s/w would work well to customize req.</text:p>
      <text:p text:style-name="P2">&gt; so that previously reported bugs have been fixed.</text:p>
      <text:p text:style-name="P2"/>
      <text:p text:style-name="P4">[FUNCTIONAL TESTING]</text:p>
      <text:p text:style-name="P2">FT is a quality assurance process used to verify that an application functions as users expect it to.</text:p>
      <text:p text:style-name="P2">FT ensures that simple &amp; complex enterprise application are deployed on time &amp; on cost.</text:p>
      <text:p text:style-name="P2">Today, main interest of tester &amp; companies around world is achieving target on time &amp; cost. FT covers</text:p>
      <text:p text:style-name="P2">+&gt; Unit, WBT &amp; BBT, Smoke, Integration, System, Regression, Pre-User Acceptance, Interface &amp; usability</text:p>
      <text:p text:style-name="P2">All special cases, tricky situations, common mistakes, misconceptions should be tested.</text:p>
      <text:p text:style-name="P2"/>
      <text:p text:style-name="P4">[FUNCTIONAL V/S STRUCTURAL TESTING]</text:p>
      <text:p text:style-name="P2">FT focuses on external behaviour, ST focuses on internal implementation.</text:p>
      <text:p text:style-name="P2"/>
      <text:p text:style-name="P2">People's R&amp;R: [Consumers, Producer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6:14:38.751000000</meta:creation-date>
    <dc:date>2014-03-18T16:42:26.522000000</dc:date>
    <meta:editing-duration>PT23M</meta:editing-duration>
    <meta:editing-cycles>2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47" meta:word-count="392" meta:character-count="2741" meta:non-whitespace-character-count="2396"/>
  </office:meta>
</office:document-meta>
</file>